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1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Arial" style:font-name-asian="Droid Sans Fallback" style:font-name-complex="Lohit Hindi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\figuremacroW{installing_livecd_</text:p>
          </table:table-cell>
          <table:table-cell office:value-type="string">
            <text:p>00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1];[.B1];[.C1];[.D1])" office:value-type="string" office:string-value="\figuremacroW{installing_livecd_00}{}{}{0.5}">
            <text:p>\figuremacroW{installing_livecd_00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01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2];[.B2];[.C2];[.D2])" office:value-type="string" office:string-value="\figuremacroW{installing_livecd_01}{}{}{0.5}">
            <text:p>\figuremacroW{installing_livecd_01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02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3];[.B3];[.C3];[.D3])" office:value-type="string" office:string-value="\figuremacroW{installing_livecd_02}{}{}{0.5}">
            <text:p>\figuremacroW{installing_livecd_02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03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4];[.B4];[.C4];[.D4])" office:value-type="string" office:string-value="\figuremacroW{installing_livecd_03}{}{}{0.5}">
            <text:p>\figuremacroW{installing_livecd_03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04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5];[.B5];[.C5];[.D5])" office:value-type="string" office:string-value="\figuremacroW{installing_livecd_04}{}{}{0.5}">
            <text:p>\figuremacroW{installing_livecd_04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05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6];[.B6];[.C6];[.D6])" office:value-type="string" office:string-value="\figuremacroW{installing_livecd_05}{}{}{0.5}">
            <text:p>\figuremacroW{installing_livecd_05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06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7];[.B7];[.C7];[.D7])" office:value-type="string" office:string-value="\figuremacroW{installing_livecd_06}{}{}{0.5}">
            <text:p>\figuremacroW{installing_livecd_06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07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8];[.B8];[.C8];[.D8])" office:value-type="string" office:string-value="\figuremacroW{installing_livecd_07}{}{}{0.5}">
            <text:p>\figuremacroW{installing_livecd_07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08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9];[.B9];[.C9];[.D9])" office:value-type="string" office:string-value="\figuremacroW{installing_livecd_08}{}{}{0.5}">
            <text:p>\figuremacroW{installing_livecd_08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09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10];[.B10];[.C10];[.D10])" office:value-type="string" office:string-value="\figuremacroW{installing_livecd_09}{}{}{0.5}">
            <text:p>\figuremacroW{installing_livecd_09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10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11];[.B11];[.C11];[.D11])" office:value-type="string" office:string-value="\figuremacroW{installing_livecd_10}{}{}{0.5}">
            <text:p>\figuremacroW{installing_livecd_10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11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12];[.B12];[.C12];[.D12])" office:value-type="string" office:string-value="\figuremacroW{installing_livecd_11}{}{}{0.5}">
            <text:p>\figuremacroW{installing_livecd_11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12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13];[.B13];[.C13];[.D13])" office:value-type="string" office:string-value="\figuremacroW{installing_livecd_12}{}{}{0.5}">
            <text:p>\figuremacroW{installing_livecd_12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13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14];[.B14];[.C14];[.D14])" office:value-type="string" office:string-value="\figuremacroW{installing_livecd_13}{}{}{0.5}">
            <text:p>\figuremacroW{installing_livecd_13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14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15];[.B15];[.C15];[.D15])" office:value-type="string" office:string-value="\figuremacroW{installing_livecd_14}{}{}{0.5}">
            <text:p>\figuremacroW{installing_livecd_14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15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16];[.B16];[.C16];[.D16])" office:value-type="string" office:string-value="\figuremacroW{installing_livecd_15}{}{}{0.5}">
            <text:p>\figuremacroW{installing_livecd_15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16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17];[.B17];[.C17];[.D17])" office:value-type="string" office:string-value="\figuremacroW{installing_livecd_16}{}{}{0.5}">
            <text:p>\figuremacroW{installing_livecd_16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17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18];[.B18];[.C18];[.D18])" office:value-type="string" office:string-value="\figuremacroW{installing_livecd_17}{}{}{0.5}">
            <text:p>\figuremacroW{installing_livecd_17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18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19];[.B19];[.C19];[.D19])" office:value-type="string" office:string-value="\figuremacroW{installing_livecd_18}{}{}{0.5}">
            <text:p>\figuremacroW{installing_livecd_18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19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20];[.B20];[.C20];[.D20])" office:value-type="string" office:string-value="\figuremacroW{installing_livecd_19}{}{}{0.5}">
            <text:p>\figuremacroW{installing_livecd_19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20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21];[.B21];[.C21];[.D21])" office:value-type="string" office:string-value="\figuremacroW{installing_livecd_20}{}{}{0.5}">
            <text:p>\figuremacroW{installing_livecd_20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21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22];[.B22];[.C22];[.D22])" office:value-type="string" office:string-value="\figuremacroW{installing_livecd_21}{}{}{0.5}">
            <text:p>\figuremacroW{installing_livecd_21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22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23];[.B23];[.C23];[.D23])" office:value-type="string" office:string-value="\figuremacroW{installing_livecd_22}{}{}{0.5}">
            <text:p>\figuremacroW{installing_livecd_22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23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24];[.B24];[.C24];[.D24])" office:value-type="string" office:string-value="\figuremacroW{installing_livecd_23}{}{}{0.5}">
            <text:p>\figuremacroW{installing_livecd_23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24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25];[.B25];[.C25];[.D25])" office:value-type="string" office:string-value="\figuremacroW{installing_livecd_24}{}{}{0.5}">
            <text:p>\figuremacroW{installing_livecd_24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25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26];[.B26];[.C26];[.D26])" office:value-type="string" office:string-value="\figuremacroW{installing_livecd_25}{}{}{0.5}">
            <text:p>\figuremacroW{installing_livecd_25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26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27];[.B27];[.C27];[.D27])" office:value-type="string" office:string-value="\figuremacroW{installing_livecd_26}{}{}{0.5}">
            <text:p>\figuremacroW{installing_livecd_26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27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28];[.B28];[.C28];[.D28])" office:value-type="string" office:string-value="\figuremacroW{installing_livecd_27}{}{}{0.5}">
            <text:p>\figuremacroW{installing_livecd_27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28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29];[.B29];[.C29];[.D29])" office:value-type="string" office:string-value="\figuremacroW{installing_livecd_28}{}{}{0.5}">
            <text:p>\figuremacroW{installing_livecd_28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29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30];[.B30];[.C30];[.D30])" office:value-type="string" office:string-value="\figuremacroW{installing_livecd_29}{}{}{0.5}">
            <text:p>\figuremacroW{installing_livecd_29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30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31];[.B31];[.C31];[.D31])" office:value-type="string" office:string-value="\figuremacroW{installing_livecd_30}{}{}{0.5}">
            <text:p>\figuremacroW{installing_livecd_30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31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32];[.B32];[.C32];[.D32])" office:value-type="string" office:string-value="\figuremacroW{installing_livecd_31}{}{}{0.5}">
            <text:p>\figuremacroW{installing_livecd_31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32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33];[.B33];[.C33];[.D33])" office:value-type="string" office:string-value="\figuremacroW{installing_livecd_32}{}{}{0.5}">
            <text:p>\figuremacroW{installing_livecd_32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33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34];[.B34];[.C34];[.D34])" office:value-type="string" office:string-value="\figuremacroW{installing_livecd_33}{}{}{0.5}">
            <text:p>\figuremacroW{installing_livecd_33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34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35];[.B35];[.C35];[.D35])" office:value-type="string" office:string-value="\figuremacroW{installing_livecd_34}{}{}{0.5}">
            <text:p>\figuremacroW{installing_livecd_34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35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36];[.B36];[.C36];[.D36])" office:value-type="string" office:string-value="\figuremacroW{installing_livecd_35}{}{}{0.5}">
            <text:p>\figuremacroW{installing_livecd_35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36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37];[.B37];[.C37];[.D37])" office:value-type="string" office:string-value="\figuremacroW{installing_livecd_36}{}{}{0.5}">
            <text:p>\figuremacroW{installing_livecd_36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37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38];[.B38];[.C38];[.D38])" office:value-type="string" office:string-value="\figuremacroW{installing_livecd_37}{}{}{0.5}">
            <text:p>\figuremacroW{installing_livecd_37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38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39];[.B39];[.C39];[.D39])" office:value-type="string" office:string-value="\figuremacroW{installing_livecd_38}{}{}{0.5}">
            <text:p>\figuremacroW{installing_livecd_38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39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40];[.B40];[.C40];[.D40])" office:value-type="string" office:string-value="\figuremacroW{installing_livecd_39}{}{}{0.5}">
            <text:p>\figuremacroW{installing_livecd_39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40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41];[.B41];[.C41];[.D41])" office:value-type="string" office:string-value="\figuremacroW{installing_livecd_40}{}{}{0.5}">
            <text:p>\figuremacroW{installing_livecd_40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41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42];[.B42];[.C42];[.D42])" office:value-type="string" office:string-value="\figuremacroW{installing_livecd_41}{}{}{0.5}">
            <text:p>\figuremacroW{installing_livecd_41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42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43];[.B43];[.C43];[.D43])" office:value-type="string" office:string-value="\figuremacroW{installing_livecd_42}{}{}{0.5}">
            <text:p>\figuremacroW{installing_livecd_42}{}{}{0.5}</text:p>
          </table:table-cell>
        </table:table-row>
        <table:table-row table:style-name="ro1">
          <table:table-cell office:value-type="string">
            <text:p>\figuremacroW{installing_livecd_</text:p>
          </table:table-cell>
          <table:table-cell office:value-type="string">
            <text:p>43</text:p>
          </table:table-cell>
          <table:table-cell office:value-type="string">
            <text:p>}{</text:p>
          </table:table-cell>
          <table:table-cell table:style-name="ce2" office:value-type="string">
            <text:p>}{}{0.5}</text:p>
          </table:table-cell>
          <table:table-cell table:formula="of:=CONCATENATE([.A44];[.B44];[.C44];[.D44])" office:value-type="string" office:string-value="\figuremacroW{installing_livecd_43}{}{}{0.5}">
            <text:p>\figuremacroW{installing_livecd_43}{}{}{0.5}</text:p>
          </table:table-cell>
        </table:table-row>
        <table:table-row table:style-name="ro1" table:number-rows-repeated="104853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12/01/2012</text:date>, <text:time>13:0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quel Nieto</meta:initial-creator>
    <meta:creation-date>2012-01-12T13:01:22</meta:creation-date>
    <dc:date>2012-01-12T13:09:12</dc:date>
    <dc:creator>Miquel Nieto</dc:creator>
    <meta:editing-duration>PT7M51S</meta:editing-duration>
    <meta:editing-cycles>1</meta:editing-cycles>
    <meta:document-statistic meta:table-count="3" meta:cell-count="220" meta:object-count="0"/>
    <meta:generator>LibreOffice/3.3$Unix LibreOffice_project/330m19$Build-401</meta:generator>
  </office:meta>
</office:document-meta>
</file>